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text-properties style:font-name="Times New Roman" fo:font-size="12pt" fo:font-weight="normal" officeooo:rsid="0017b1d4" officeooo:paragraph-rsid="00184ea7" style:font-name-asian="TimesNewRomanPSMT" style:font-size-asian="12pt" style:font-weight-asian="normal" style:font-name-complex="TimesNewRomanPSMT" style:font-size-complex="12pt" style:font-weight-complex="normal"/>
    </style:style>
    <style:style style:name="P2" style:family="paragraph" style:parent-style-name="Standard">
      <style:text-properties style:font-name="Times New Roman" fo:font-size="12pt" fo:font-weight="normal" officeooo:rsid="0017b1d4" officeooo:paragraph-rsid="00184ea7" style:font-name-asian="TimesNewRomanPSMT" style:font-size-asian="12pt" style:font-weight-asian="normal" style:font-name-complex="TimesNewRomanPSMT" style:font-size-complex="12pt" style:font-weight-complex="normal"/>
    </style:style>
    <style:style style:name="P3" style:family="paragraph" style:parent-style-name="Standard" style:list-style-name="L1">
      <style:text-properties style:font-name="Times New Roman" fo:font-size="12pt" fo:font-weight="normal" officeooo:rsid="001955bf" officeooo:paragraph-rsid="00184ea7" style:font-name-asian="TimesNewRomanPSMT" style:font-size-asian="12pt" style:font-weight-asian="normal" style:font-name-complex="TimesNewRomanPSMT" style:font-size-complex="12pt" style:font-weight-complex="normal"/>
    </style:style>
    <style:style style:name="P4" style:family="paragraph" style:parent-style-name="Standard" style:list-style-name="L1">
      <style:text-properties style:font-name="Times New Roman" fo:font-size="12pt" fo:font-weight="normal" officeooo:rsid="00147e77" officeooo:paragraph-rsid="00184ea7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Times New Roman" fo:font-size="12pt" fo:font-weight="normal" officeooo:rsid="00147e77" officeooo:paragraph-rsid="00184ea7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text-properties style:font-name="Times New Roman" fo:font-size="12pt" fo:font-weight="normal" officeooo:rsid="0017b1d4" officeooo:paragraph-rsid="00184ea7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text-properties style:font-name="Times New Roman" fo:font-size="12pt" fo:font-weight="normal" officeooo:rsid="001fe433" officeooo:paragraph-rsid="00184ea7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text-properties style:font-name="Times New Roman" fo:font-size="12pt" fo:font-weight="normal" officeooo:rsid="0017a764" officeooo:paragraph-rsid="00184ea7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style="normal" style:text-underline-style="solid" style:text-underline-width="auto" style:text-underline-color="font-color" fo:font-weight="bold" officeooo:paragraph-rsid="00184ea7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 style:list-style-name="L1">
      <style:text-properties style:font-name="Times New Roman" fo:font-size="12pt" fo:font-style="normal" fo:font-weight="bold" officeooo:rsid="00147e77" officeooo:paragraph-rsid="00184ea7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 style:list-style-name="L1">
      <style:text-properties style:font-name="Times New Roman" fo:font-size="12pt" fo:font-style="normal" fo:font-weight="bold" officeooo:rsid="0017b1d4" officeooo:paragraph-rsid="00184ea7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 style:list-style-name="L1">
      <style:text-properties style:font-name="Times New Roman" fo:font-size="12pt" fo:font-style="normal" fo:font-weight="normal" officeooo:rsid="00162300" officeooo:paragraph-rsid="00184ea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style:font-name="Times New Roman" fo:font-size="12pt" fo:font-weight="bold" officeooo:rsid="0017b1d4" officeooo:paragraph-rsid="00184ea7" style:font-size-asian="12pt" style:font-weight-asian="bold" style:font-size-complex="12pt" style:font-weight-complex="bold"/>
    </style:style>
    <style:style style:name="P14" style:family="paragraph" style:parent-style-name="Standard" style:list-style-name="L1">
      <style:text-properties style:font-name="Times New Roman" fo:font-size="12pt" fo:font-weight="bold" officeooo:rsid="00147e77" officeooo:paragraph-rsid="00184ea7" style:font-size-asian="12pt" style:font-weight-asian="bold" style:font-size-complex="12pt" style:font-weight-complex="bold"/>
    </style:style>
    <style:style style:name="P15" style:family="paragraph" style:parent-style-name="Standard" style:list-style-name="L1">
      <style:text-properties style:font-name="Times New Roman" fo:font-size="12pt" fo:font-weight="bold" officeooo:paragraph-rsid="00184ea7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text-properties style:font-name="Times New Roman" fo:font-size="12pt" fo:font-weight="bold" officeooo:rsid="00162300" officeooo:paragraph-rsid="00184ea7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Times New Roman" fo:font-size="12pt" fo:font-weight="bold" officeooo:paragraph-rsid="00184ea7" style:font-size-asian="12pt" style:font-weight-asian="bold" style:font-size-complex="12pt" style:font-weight-complex="bold"/>
    </style:style>
    <style:style style:name="P18" style:family="paragraph" style:parent-style-name="Standard" style:list-style-name="L1">
      <style:text-properties style:font-name="Times New Roman" fo:font-size="12pt" fo:font-weight="bold" officeooo:rsid="0017a764" officeooo:paragraph-rsid="00184ea7" style:font-name-asian="TimesNewRomanPSMT" style:font-size-asian="12pt" style:font-weight-asian="bold" style:font-name-complex="TimesNewRomanPSMT" style:font-size-complex="12pt" style:font-weight-complex="bold"/>
    </style:style>
    <style:style style:name="P19" style:family="paragraph" style:parent-style-name="Standard">
      <style:text-properties style:font-name="Times New Roman" fo:font-size="12pt" fo:font-weight="bold" officeooo:rsid="0017a764" officeooo:paragraph-rsid="00184ea7" style:font-name-asian="TimesNewRomanPSMT" style:font-size-asian="12pt" style:font-weight-asian="bold" style:font-name-complex="TimesNewRomanPSMT" style:font-size-complex="12pt" style:font-weight-complex="bold"/>
    </style:style>
    <style:style style:name="P20" style:family="paragraph" style:parent-style-name="Standard" style:list-style-name="L1">
      <style:text-properties style:font-name="Times New Roman" fo:font-size="12pt" fo:font-style="italic" fo:font-weight="bold" officeooo:rsid="0017b1d4" officeooo:paragraph-rsid="00184ea7" style:font-size-asian="12pt" style:font-style-asian="italic" style:font-weight-asian="bold" style:font-size-complex="12pt" style:font-style-complex="italic" style:font-weight-complex="bold"/>
    </style:style>
    <style:style style:name="P21" style:family="paragraph" style:parent-style-name="Standard">
      <style:text-properties style:font-name="Times New Roman" fo:font-size="12pt" fo:font-style="italic" fo:font-weight="bold" officeooo:rsid="0017b1d4" officeooo:paragraph-rsid="00184ea7" style:font-size-asian="12pt" style:font-style-asian="italic" style:font-weight-asian="bold" style:font-size-complex="12pt" style:font-style-complex="italic" style:font-weight-complex="bold"/>
    </style:style>
    <style:style style:name="P22" style:family="paragraph" style:parent-style-name="Standard">
      <style:text-properties style:font-name="Times New Roman" fo:font-size="14pt" fo:font-weight="normal" officeooo:rsid="00147e77" officeooo:paragraph-rsid="00184ea7" style:font-size-asian="14pt" style:font-weight-asian="normal" style:font-size-complex="14pt" style:font-weight-complex="normal"/>
    </style:style>
    <style:style style:name="P23" style:family="paragraph" style:parent-style-name="Standard" style:list-style-name="L1">
      <style:text-properties style:font-name="Times New Roman" fo:font-size="13pt" fo:font-weight="bold" officeooo:rsid="0017b1d4" officeooo:paragraph-rsid="00184ea7" style:font-size-asian="13pt" style:font-weight-asian="bold" style:font-size-complex="13pt" style:font-weight-complex="bold"/>
    </style:style>
    <style:style style:name="P24" style:family="paragraph" style:parent-style-name="Standard" style:list-style-name="L1">
      <style:text-properties style:font-name="Times New Roman" fo:font-size="13pt" fo:font-weight="bold" officeooo:rsid="00147e77" officeooo:paragraph-rsid="00184ea7" style:font-size-asian="13pt" style:font-weight-asian="bold" style:font-size-complex="13pt" style:font-weight-complex="bold"/>
    </style:style>
    <style:style style:name="P25" style:family="paragraph" style:parent-style-name="Standard" style:list-style-name="L1">
      <style:text-properties style:font-name="Times New Roman" fo:font-size="13pt" fo:font-weight="bold" officeooo:rsid="00162300" officeooo:paragraph-rsid="00184ea7" style:font-size-asian="13pt" style:font-weight-asian="bold" style:font-size-complex="13pt" style:font-weight-complex="bold"/>
    </style:style>
    <style:style style:name="P26" style:family="paragraph" style:parent-style-name="Standard" style:list-style-name="L1">
      <style:text-properties style:font-name="Times New Roman" fo:font-size="13pt" fo:font-weight="bold" officeooo:rsid="0017a764" officeooo:paragraph-rsid="00184ea7" style:font-name-asian="TimesNewRomanPSMT" style:font-size-asian="13pt" style:font-weight-asian="bold" style:font-name-complex="TimesNewRomanPSMT" style:font-size-complex="13pt" style:font-weight-complex="bold"/>
    </style:style>
    <style:style style:name="P27" style:family="paragraph" style:parent-style-name="Standard" style:list-style-name="L3">
      <style:text-properties style:font-name="Times New Roman" officeooo:paragraph-rsid="00184ea7"/>
    </style:style>
    <style:style style:name="P28" style:family="paragraph" style:parent-style-name="Standard">
      <style:text-properties style:font-name="Times New Roman" officeooo:paragraph-rsid="00184ea7"/>
    </style:style>
    <style:style style:name="T1" style:family="text">
      <style:text-properties officeooo:rsid="001de9ab"/>
    </style:style>
    <style:style style:name="T2" style:family="text">
      <style:text-properties officeooo:rsid="00147e77"/>
    </style:style>
    <style:style style:name="T3" style:family="text">
      <style:text-properties officeooo:rsid="000e61c0"/>
    </style:style>
    <style:style style:name="T4" style:family="text">
      <style:text-properties officeooo:rsid="00072218"/>
    </style:style>
    <style:style style:name="T5" style:family="text">
      <style:text-properties fo:font-size="12pt" fo:font-weight="normal" officeooo:rsid="00147e77" style:font-size-asian="12pt" style:font-weight-asian="normal" style:font-size-complex="12pt" style:font-weight-complex="normal"/>
    </style:style>
    <style:style style:name="T6" style:family="text">
      <style:text-properties fo:font-size="12pt" fo:font-weight="normal" officeooo:rsid="000e61c0" style:font-size-asian="12pt" style:font-weight-asian="normal" style:font-size-complex="12pt" style:font-weight-complex="normal"/>
    </style:style>
    <style:style style:name="T7" style:family="text">
      <style:text-properties fo:font-size="12pt" fo:font-weight="normal" officeooo:rsid="00072218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22373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84ea7" style:font-size-asian="12pt" style:font-weight-asian="normal" style:font-size-complex="12pt" style:font-weight-complex="normal"/>
    </style:style>
    <style:style style:name="T10" style:family="text">
      <style:text-properties officeooo:rsid="0017b1d4"/>
    </style:style>
    <style:style style:name="T11" style:family="text">
      <style:text-properties fo:font-style="italic" officeooo:rsid="0017b1d4" style:font-style-asian="italic" style:font-style-complex="italic"/>
    </style:style>
    <style:style style:name="T12" style:family="text">
      <style:text-properties fo:font-style="italic" fo:font-weight="normal" officeooo:rsid="001fe433" style:font-style-asian="italic" style:font-weight-asian="normal" style:font-style-complex="italic" style:font-weight-complex="normal"/>
    </style:style>
    <style:style style:name="T13" style:family="text">
      <style:text-properties fo:font-style="normal" fo:font-weight="normal" officeooo:rsid="0017b1d4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bold" officeooo:rsid="0017b1d4" style:font-style-asian="normal" style:font-weight-asian="bold" style:font-style-complex="normal" style:font-weight-complex="bold"/>
    </style:style>
    <style:style style:name="T15" style:family="text">
      <style:text-properties fo:font-style="normal" officeooo:rsid="00072218" style:font-style-asian="normal" style:font-style-complex="normal"/>
    </style:style>
    <style:style style:name="T16" style:family="text">
      <style:text-properties fo:font-style="normal" officeooo:rsid="0017b1d4" style:font-style-asian="normal" style:font-style-complex="normal"/>
    </style:style>
    <style:style style:name="T17" style:family="text">
      <style:text-properties fo:font-style="normal" style:text-underline-style="solid" style:text-underline-width="auto" style:text-underline-color="font-color" officeooo:rsid="0017b1d4" style:font-style-asian="normal" style:font-style-complex="normal"/>
    </style:style>
    <style:style style:name="T18" style:family="text">
      <style:text-properties fo:font-weight="normal" officeooo:rsid="00147e77" style:font-weight-asian="normal" style:font-weight-complex="normal"/>
    </style:style>
    <style:style style:name="T19" style:family="text">
      <style:text-properties fo:font-weight="normal" officeooo:rsid="00072218" style:font-weight-asian="normal" style:font-weight-complex="normal"/>
    </style:style>
    <style:style style:name="T20" style:family="text">
      <style:text-properties fo:font-weight="normal" officeooo:rsid="000e61c0" style:font-weight-asian="normal" style:font-weight-complex="normal"/>
    </style:style>
    <style:style style:name="T21" style:family="text">
      <style:text-properties fo:font-weight="normal" officeooo:rsid="00162300" style:font-weight-asian="normal" style:font-weight-complex="normal"/>
    </style:style>
    <style:style style:name="T22" style:family="text">
      <style:text-properties fo:font-weight="normal" officeooo:rsid="0017b1d4" style:font-weight-asian="normal" style:font-weight-complex="normal"/>
    </style:style>
    <style:style style:name="T23" style:family="text">
      <style:text-properties fo:font-weight="normal" officeooo:rsid="001955bf" style:font-weight-asian="normal" style:font-weight-complex="normal"/>
    </style:style>
    <style:style style:name="T24" style:family="text">
      <style:text-properties fo:font-weight="normal" officeooo:rsid="00070206" style:font-weight-asian="normal" style:font-weight-complex="normal"/>
    </style:style>
    <style:style style:name="T25" style:family="text">
      <style:text-properties fo:font-weight="normal" officeooo:rsid="0008608a" style:font-weight-asian="normal" style:font-weight-complex="normal"/>
    </style:style>
    <style:style style:name="T26" style:family="text">
      <style:text-properties fo:font-weight="normal" officeooo:rsid="001fe433" style:font-weight-asian="normal" style:font-weight-complex="normal"/>
    </style:style>
    <style:style style:name="T27" style:family="text">
      <style:text-properties fo:font-weight="normal" officeooo:rsid="00184ea7" style:font-weight-asian="normal" style:font-weight-complex="normal"/>
    </style:style>
    <style:style style:name="T28" style:family="text">
      <style:text-properties officeooo:rsid="0008608a"/>
    </style:style>
    <style:style style:name="T29" style:family="text">
      <style:text-properties officeooo:rsid="0022499a"/>
    </style:style>
    <style:style style:name="T30" style:family="text">
      <style:text-properties officeooo:rsid="00070206"/>
    </style:style>
    <style:style style:name="T31" style:family="text">
      <style:text-properties fo:font-size="13pt" style:font-size-asian="13pt" style:font-size-complex="13pt"/>
    </style:style>
    <style:style style:name="T32" style:family="text">
      <style:text-properties officeooo:rsid="001fe433"/>
    </style:style>
    <style:style style:name="T33" style:family="text">
      <style:text-properties style:text-underline-style="solid" style:text-underline-width="auto" style:text-underline-color="font-color" officeooo:rsid="0017b1d4"/>
    </style:style>
    <style:style style:name="T34" style:family="text">
      <style:text-properties officeooo:rsid="00139224"/>
    </style:style>
    <style:style style:name="T35" style:family="text">
      <style:text-properties officeooo:rsid="0019bd2b"/>
    </style:style>
    <style:style style:name="T36" style:family="text">
      <style:text-properties officeooo:rsid="00184ea7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2">TC_</text:span><text:span text:style-name="T3">Consultazione</text:span><text:span text:style-name="T4"> Graduatoria </text:span><text:span text:style-name="T3">provvisoria</text:span><text:span text:style-name="T4"> </text:span><text:span text:style-name="T3">1</text:span><text:span text:style-name="T36">1</text:span></text:p>
      <text:p text:style-name="P22"/>
      <text:list xml:id="list32260965" text:style-name="L1">
        <text:list-item>
          <text:p text:style-name="P23">Nome del Test Case</text:p>
        </text:list-item>
      </text:list>
      <text:list xml:id="list32282319" text:style-name="L3">
        <text:list-header>
          <text:p text:style-name="P27"><text:span text:style-name="T5">Test Case TC_</text:span><text:span text:style-name="T6">Consultazione</text:span><text:span text:style-name="T7">Graduatoria</text:span><text:span text:style-name="T6">Provvisoria</text:span><text:span text:style-name="T8">_</text:span><text:span text:style-name="T6">1</text:span><text:span text:style-name="T9">1</text:span></text:p>
        </text:list-header>
      </text:list>
      <text:p text:style-name="P13"/>
      <text:list xml:id="list32284830" text:continue-list="list32260965" text:style-name="L1">
        <text:list-item>
          <text:p text:style-name="P24">Test Case <text:span text:style-name="T10">Specification Identifier</text:span></text:p>
        </text:list-item>
      </text:list>
      <text:p text:style-name="P17"><text:span text:style-name="T10"><text:tab/></text:span><text:span text:style-name="T11">Caso d'uso da testare</text:span></text:p>
      <text:p text:style-name="P17"><text:span text:style-name="T13"><text:tab/></text:span><text:span text:style-name="T18">UC_</text:span><text:span text:style-name="T19">ACC_3.</text:span><text:span text:style-name="T20">4</text:span><text:span text:style-name="T18"> –</text:span><text:span text:style-name="T21"> </text:span><text:span text:style-name="T20">Consultazione</text:span><text:span text:style-name="T19"> Graduatoria </text:span><text:span text:style-name="T20">Provvisoria</text:span></text:p>
      <text:list xml:id="list32283476" text:continue-numbering="true" text:style-name="L1">
        <text:list-header>
          <text:p text:style-name="P20">Version date</text:p>
          <text:p text:style-name="P4">1<text:span text:style-name="T4">3</text:span>/12/12 </text:p>
          <text:p text:style-name="P20">Version number</text:p>
        </text:list-header>
      </text:list>
      <text:p text:style-name="P28"><text:span text:style-name="T10"><text:tab/></text:span>v. 1.0 </text:p>
      <text:p text:style-name="P21"><text:tab/>Version author</text:p>
      <text:p text:style-name="P5"><text:span text:style-name="T14"><text:tab/></text:span><text:span text:style-name="T15">Ferdinando Di Palma</text:span></text:p>
      <text:list xml:id="list32308524" text:continue-numbering="true" text:style-name="L1">
        <text:list-header>
          <text:p text:style-name="P4"/>
        </text:list-header>
        <text:list-item>
          <text:p text:style-name="P24">Elementi testati</text:p>
          <text:p text:style-name="P6">Il test riguarderà la componente <text:span text:style-name="T28">Gestione Graduatorie</text:span>, in particolare la funzionalità di<text:span text:style-name="T29"> </text:span><text:span text:style-name="T30">visualizzazione</text:span><text:span text:style-name="T28"> dell</text:span><text:span text:style-name="T30">e</text:span><text:span text:style-name="T28"> Graduatoria </text:span><text:span text:style-name="T3">Provvisoria</text:span><text:span text:style-name="T28"> all'interno del sistema</text:span></text:p>
          <text:p text:style-name="P20">Riferimenti</text:p>
        </text:list-item>
      </text:list>
      <text:p text:style-name="P5"><text:tab/><text:span text:style-name="T10">Specifica dei requisiti</text:span></text:p>
      <text:p text:style-name="P5"/>
      <text:list xml:id="list32300010" text:continue-numbering="true" text:style-name="L1">
        <text:list-item>
          <text:p text:style-name="P14"><text:span text:style-name="T31">Input</text:span> </text:p>
          <text:p text:style-name="P15"><text:span text:style-name="T11">Data </text:span><text:span text:style-name="T12">-</text:span></text:p>
          <text:p text:style-name="P15"><text:span text:style-name="T11">Tables</text:span><text:span text:style-name="T10"> </text:span><text:span text:style-name="T32">-</text:span></text:p>
          <text:p text:style-name="P15"><text:span text:style-name="T11">Human</text:span><text:span text:style-name="T10"> </text:span><text:span text:style-name="T11">Action</text:span></text:p>
          <text:p text:style-name="P10"><text:span text:style-name="T22">L'utente visita l</text:span><text:span text:style-name="T23">a pagina</text:span><text:span text:style-name="T22"> di </text:span><text:span text:style-name="T24">Visualizza</text:span><text:span text:style-name="T25"> Graduatoria </text:span><text:span text:style-name="T20">Provvisoria</text:span></text:p>
          <text:p text:style-name="P15"><text:span text:style-name="T11">Condition</text:span><text:span text:style-name="T10"> </text:span></text:p>
          <text:list>
            <text:list-header>
              <text:p text:style-name="P11">States</text:p>
              <text:list>
                <text:list-header>
                  <text:p text:style-name="P10"><text:span text:style-name="T33">Initial</text:span><text:span text:style-name="T10">: </text:span><text:span text:style-name="T22">Connessione dati attiva</text:span></text:p>
                  <text:p text:style-name="P10"><text:span text:style-name="T33">Intermediate</text:span><text:span text:style-name="T10">: </text:span><text:span text:style-name="T22">Connessione dati attiva</text:span></text:p>
                  <text:p text:style-name="P15"><text:span text:style-name="T17">Final</text:span><text:span text:style-name="T16">: </text:span><text:span text:style-name="T13">Connessione dati attiva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3">Database</text:span><text:span text:style-name="T10">: </text:span></text:p>
                  <text:p text:style-name="P10"><text:span text:style-name="T33">Control files</text:span><text:span text:style-name="T10">: </text:span><text:span text:style-name="T22"><text:s/></text:span></text:p>
                  <text:p text:style-name="P10"><text:span text:style-name="T33">Transaction files</text:span><text:span text:style-name="T10">: </text:span></text:p>
                </text:list-header>
              </text:list>
            </text:list-header>
          </text:list>
          <text:p text:style-name="P20">Relationship</text:p>
          <text:p text:style-name="P20">Timing</text:p>
          <text:p text:style-name="P12"/>
        </text:list-item>
        <text:list-item>
          <text:p text:style-name="P25">Output</text:p>
          <text:p text:style-name="P15"><text:span text:style-name="T11">Tables</text:span><text:span text:style-name="T10"> -</text:span></text:p>
          <text:p text:style-name="P7">Il sistema<text:span text:style-name="T34"> </text:span><text:span text:style-name="T36">non </text:span><text:span text:style-name="T35">visualizza </text:span><text:span text:style-name="T36">correttamente</text:span><text:span text:style-name="T35"> la</text:span><text:span text:style-name="T30"> Graduatoria </text:span><text:span text:style-name="T3">Provvisoria </text:span><text:span text:style-name="T30">salvat</text:span><text:span text:style-name="T3">a</text:span><text:span text:style-name="T30"> nel sistema</text:span></text:p>
          <text:p text:style-name="P16"><text:span text:style-name="T11">Human</text:span><text:span text:style-name="T10"> </text:span><text:span text:style-name="T11">Action</text:span></text:p>
          <text:p text:style-name="P15"><text:span text:style-name="T11">Condition</text:span><text:span text:style-name="T10"> </text:span></text:p>
          <text:list>
            <text:list-header>
              <text:p text:style-name="P11">States</text:p>
              <text:list>
                <text:list-header>
                  <text:p text:style-name="P10"><text:span text:style-name="T33">Initial</text:span><text:span text:style-name="T10">: </text:span></text:p>
                  <text:p text:style-name="P10"><text:span text:style-name="T33">Intermediate</text:span><text:span text:style-name="T10">: </text:span></text:p>
                  <text:p text:style-name="P15"><text:span text:style-name="T17">Final</text:span><text:span text:style-name="T16">: </text:span></text:p>
                </text:list-header>
              </text:list>
              <text:p text:style-name="P11">Files</text:p>
              <text:list>
                <text:list-header>
                  <text:p text:style-name="P10"><text:span text:style-name="T33">Database</text:span><text:span text:style-name="T10">: </text:span></text:p>
                  <text:p text:style-name="P10"><text:span text:style-name="T33">Control files</text:span><text:span text:style-name="T10">: </text:span><text:span text:style-name="T22"><text:s/></text:span></text:p>
                  <text:p text:style-name="P10"><text:span text:style-name="T33">Transaction files</text:span><text:span text:style-name="T10">: </text:span></text:p>
                </text:list-header>
              </text:list>
            </text:list-header>
          </text:list>
          <text:p text:style-name="P20">Relationship</text:p>
          <text:p text:style-name="P20"><text:soft-page-break/>Timing</text:p>
          <text:p text:style-name="P20">Response Time</text:p>
          <text:p text:style-name="P20">Duration</text:p>
          <text:p text:style-name="P8"/>
        </text:list-item>
        <text:list-item>
          <text:p text:style-name="P18"><text:span text:style-name="T31">Test frame</text:span> </text:p>
        </text:list-item>
      </text:list>
      <text:p text:style-name="P19"><text:tab/><text:span text:style-name="T26">Tabella: dati </text:span><text:span text:style-name="T27">errati o mancanti</text:span></text:p>
      <text:p text:style-name="P2"/>
      <text:list xml:id="list32277585" text:continue-numbering="true" text:style-name="L1">
        <text:list-item>
          <text:p text:style-name="P26">Vincoli ambientali</text:p>
          <text:p text:style-name="P3">Connessione <text:span text:style-name="T32">con il database</text:span></text:p>
          <text:p text:style-name="P1"/>
        </text:list-item>
        <text:list-item>
          <text:p text:style-name="P26">Requisiti procedurali speciali</text:p>
          <text:p text:style-name="P1">Non ci sono particolari procedure speciali.</text:p>
          <text:p text:style-name="P1"/>
        </text:list-item>
        <text:list-item>
          <text:p text:style-name="P26">Dipendenze da altri Test Case</text:p>
          <text:p text:style-name="P1">Non ci sono particolari <text:span text:style-name="T1">dipendenze</text:span> <text:span text:style-name="T1">da altri casi di test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3T12:13:58.71</meta:creation-date>
    <dc:date>2012-12-13T12:15:49.33</dc:date>
    <meta:editing-duration>P0D</meta:editing-duration>
    <meta:editing-cycles>1</meta:editing-cycles>
    <meta:document-statistic meta:table-count="0" meta:image-count="0" meta:object-count="0" meta:page-count="2" meta:paragraph-count="57" meta:word-count="176" meta:character-count="1296" meta:non-whitespace-character-count="1162"/>
    <meta:generator>LibreOffice/3.6$Windows_x86 LibreOffice_project/da8c1e6-fd468f4-454e206-f42a4a9-143cfd</meta:generator>
  </office:meta>
</office:document-meta>
</file>